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5ff6" officeooo:paragraph-rsid="00095f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mos C# .net framework para el primer ejemplo. </text:p>
      <text:p text:style-name="P1"/>
      <text:p text:style-name="P1">Nombre: “helloWorldCore”</text:p>
      <text:p text:style-name="P1"/>
      <text:p text:style-name="P1">Seleccionamos la versión del framework 4.7.2</text:p>
      <text:p text:style-name="P1"/>
      <text:p text:style-name="P1">.sln es el archivo donde se encuentra todo el archivo e visual cor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09:08:26.401000000</meta:creation-date>
    <dc:date>2024-01-29T09:48:18.080000000</dc:date>
    <meta:editing-duration>PT39M51S</meta:editing-duration>
    <meta:editing-cycles>1</meta:editing-cycles>
    <meta:document-statistic meta:table-count="0" meta:image-count="0" meta:object-count="0" meta:page-count="1" meta:paragraph-count="4" meta:word-count="29" meta:character-count="185" meta:non-whitespace-character-count="159"/>
    <meta:generator>LibreOffice/7.5.6.2$Windows_X86_64 LibreOffice_project/f654817fb68d6d4600d7d2f6b647e47729f55f15</meta:generator>
  </office:meta>
</office:document-meta>
</file>